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Khmer OS Battambang" svg:font-family="'Khmer OS Battambang'"/>
    <style:font-face style:name="Khmer OS System2" svg:font-family="'Khmer OS System'"/>
    <style:font-face style:name="F" svg:font-family="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Khmer OS System" svg:font-family="'Khmer OS System'" style:font-family-generic="swiss"/>
    <style:font-face style:name="Calibri" svg:font-family="Calibri" style:font-pitch="variable"/>
    <style:font-face style:name="Khmer OS" svg:font-family="'Khmer OS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8.40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draw:stroke="solid" draw:textarea-vertical-align="middle" fo:min-height="8.884cm"/>
      <style:paragraph-properties style:writing-mode="lr-tb"/>
    </style:style>
    <style:style style:name="P1" style:family="paragraph">
      <style:text-properties style:font-name="Khmer OS" style:font-name-complex="Khmer OS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Khmer OS System" style:font-name-complex="Khmer OS System"/>
    </style:style>
    <style:style style:name="P5" style:family="paragraph">
      <style:paragraph-properties fo:text-align="start"/>
      <style:text-properties style:font-name="Khmer OS System" fo:font-size="18pt" style:font-size-asian="18pt" style:font-name-complex="Khmer OS System" style:font-size-complex="18pt"/>
    </style:style>
    <style:style style:name="P6" style:family="paragraph">
      <style:paragraph-properties fo:text-align="center"/>
      <style:text-properties fo:color="#000000" loext:opacity="100%" style:font-name="Khmer OS" fo:font-size="14pt" fo:font-weight="bold" style:font-name-complex="Khmer OS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Khmer OS System" fo:font-size="18pt" style:font-size-asian="18pt" style:font-name-complex="Khmer OS System" style:font-size-complex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Khmer OS" fo:font-size="14pt" fo:font-style="normal" fo:text-shadow="none" style:text-underline-style="none" fo:font-weight="bold" style:letter-kerning="true" fo:background-color="transparent" style:font-name-asian="Source Han Sans CN" style:font-size-asian="32pt" style:font-style-asian="normal" style:font-weight-asian="normal" style:font-name-complex="Khmer O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lationship Entities</text:p>
          </draw:text-box>
        </draw:frame>
        <draw:frame presentation:style-name="pr2" draw:text-style-name="P2" draw:layer="layout" svg:width="5.514cm" svg:height="8.408cm" svg:x="1.471cm" svg:y="5.224cm" presentation:class="subtitle" presentation:user-transformed="true">
          <draw:text-box>
            <text:p><text:span text:style-name="T1"/></text:p>
            <text:p text:style-name="P1"><text:span text:style-name="T1"/></text:p>
            <text:p text:style-name="P1"><text:span text:style-name="T1">Corn Daveat</text:span><text:span text:style-name="T1"><text:line-break/></text:span><text:span text:style-name="T1">Mab Met</text:span><text:span text:style-name="T1"><text:line-break/></text:span><text:span text:style-name="T1">Chhun Menghong</text:span><text:span text:style-name="T1"><text:line-break/></text:span><text:span text:style-name="T1">Ghheav Sinh</text:span><text:span text:style-name="T1"><text:line-break/></text:span><text:span text:style-name="T1">Kol Panhadith</text:span><text:span text:style-name="T1"><text:line-break/></text:span><text:span text:style-name="T1">Rak Yuth</text:span><text:span text:style-name="T1"><text:line-break/></text:span><text:span text:style-name="T1">Chean Chivar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Employee </text:span><text:span text:style-name="T2">១នាក់អាចមានទំនាក់ទំនងជាមួយការនាំចូល </text:span><text:span text:style-name="T2">(Import) </text:span><text:span text:style-name="T2">ច្រើនដងឬអត់</text:span><text:span text:style-name="T2"><text:line-break/></text:span><text:span text:style-name="T2">Import </text:span><text:span text:style-name="T2">១ដងត្រូវតែមានទំនាក់ទំនងជាមួយ </text:span><text:span text:style-name="T2">Employee </text:span><text:span text:style-name="T2">តែម្នាក់គត់</text:span></text:p>
          </draw:text-box>
        </draw:frame>
        <draw:frame presentation:style-name="pr4" draw:text-style-name="P6" draw:layer="layout" svg:width="3.68cm" svg:height="1.395cm" svg:x="3.81cm" svg:y="6.985cm" presentation:class="outline" presentation:user-transformed="true">
          <draw:text-box>
            <text:p text:style-name="P6"><text:span text:style-name="T3">Employe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Khmer OS Battambang" svg:font-family="'Khmer OS Battambang'"/>
    <style:font-face style:name="Khmer OS System2" svg:font-family="'Khmer OS System'"/>
    <style:font-face style:name="F" svg:font-family="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Khmer OS System" svg:font-family="'Khmer OS System'" style:font-family-generic="swiss"/>
    <style:font-face style:name="Calibri" svg:font-family="Calibri" style:font-pitch="variable"/>
    <style:font-face style:name="Khmer OS" svg:font-family="'Khmer OS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km" style:country-complex="K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Khmer OS System1" style:font-family-complex="'Khmer OS Syste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n" fo:country="US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km" style:country-complex="KH"/>
    </style:style>
    <style:style style:name="ListLabel_20_4" style:display-name="ListLabel 4" style:family="graphic">
      <style:paragraph-properties style:text-autospace="none"/>
      <style:text-properties style:font-name-complex="Courier New" style:font-family-complex="'Courier New'"/>
    </style:style>
    <style:style style:name="ListLabel_20_3" style:display-name="ListLabel 3" style:family="graphic">
      <style:paragraph-properties style:text-autospace="none"/>
      <style:text-properties style:font-name-complex="Courier New" style:font-family-complex="'Courier New'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/>
    </style:style>
    <style:style style:name="ListLabel_20_1" style:display-name="ListLabel 1" style:family="graphic">
      <style:paragraph-properties style:text-autospace="none"/>
      <style:text-properties style:font-name-asian="Calibri" style:font-family-asian="Calibri" style:font-pitch-asian="variable" style:font-name-complex="Khmer OS System2" style:font-family-complex="'Khmer OS System'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LO-Normal" style:family="graphic">
      <style:paragraph-properties style:text-autospace="none" style:writing-mode="lr-tb"/>
      <style:text-properties fo:font-size="12pt" fo:language="en" fo:country="US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km" style:country-complex="KH"/>
    </style:style>
    <style:style style:name="Heading" style:family="graphic">
      <style:paragraph-properties fo:margin-top="0.746cm" fo:margin-bottom="0.374cm" style:text-autospace="none"/>
      <style:text-properties style:font-name="Times New Roman1" fo:font-family="'Times New Roman'" style:font-family-generic="roman" fo:font-size="14pt" style:font-name-asian="Source Han Sans CN1" style:font-family-asian="'Source Han Sans CN'" style:font-pitch-asian="variable" style:font-size-asian="14pt" style:font-name-complex="Times New Roman1" style:font-family-complex="'Times New Roman'" style:font-family-generic-complex="roman" style:font-size-complex="14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" style:family="graphic">
      <style:paragraph-properties fo:margin-top="0cm" fo:margin-bottom="0.436cm" fo:line-height="115%" style:text-autospace="none"/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style:font-name="Arial1" fo:font-family="Arial" style:font-family-generic="swiss" fo:font-size="12pt" fo:font-style="italic" style:font-name-asian="Arial1" style:font-family-asian="Arial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Khmer OS System1" style:font-family-complex="'Khmer OS Syste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Khmer OS System1" style:font-family-complex="'Khmer OS Syste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Khmer OS System1" style:font-family-complex="'Khmer OS Syste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Khmer OS System1" style:font-family-complex="'Khmer OS Syste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10T10:26:43.150461409</dc:date>
    <meta:editing-duration>PT15M17S</meta:editing-duration>
    <meta:editing-cycles>2</meta:editing-cycles>
    <meta:generator>LibreOffice/7.1.3.2$Linux_X86_64 LibreOffice_project/10$Build-2</meta:generator>
    <meta:document-statistic meta:object-count="29"/>
  </office:meta>
</office:document-meta>
</file>